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C00000266DF1AAA32.png"/>
  <manifest:file-entry manifest:media-type="image/png" manifest:full-path="Pictures/10000000000002FD0000008D5AD516DC.png"/>
  <manifest:file-entry manifest:media-type="image/png" manifest:full-path="Pictures/10000000000003280000008D93A6DE1C.png"/>
  <manifest:file-entry manifest:media-type="image/png" manifest:full-path="Pictures/10000000000000C60000005B6C6E6883.png"/>
  <manifest:file-entry manifest:media-type="image/png" manifest:full-path="Pictures/100000000000040D0000026381E0B8C7.png"/>
  <manifest:file-entry manifest:media-type="image/png" manifest:full-path="Pictures/10000000000003E8000001C364103D98.png"/>
  <manifest:file-entry manifest:media-type="image/png" manifest:full-path="Pictures/100000000000032E0000008128E493D8.png"/>
  <manifest:file-entry manifest:media-type="image/png" manifest:full-path="Pictures/100000000000040A000002645F978455.png"/>
  <manifest:file-entry manifest:media-type="image/png" manifest:full-path="Pictures/10000000000003E7000001FDB48289AC.png"/>
  <manifest:file-entry manifest:media-type="image/png" manifest:full-path="Pictures/10000000000002FD000000944526C231.png"/>
  <manifest:file-entry manifest:media-type="image/png" manifest:full-path="Pictures/10000000000003EA0000017ED6FC796E.png"/>
  <manifest:file-entry manifest:media-type="image/png" manifest:full-path="Pictures/100000000000040D00000264B30B1BAA.png"/>
  <manifest:file-entry manifest:media-type="image/png" manifest:full-path="Pictures/10000000000003310000008F555D29E9.png"/>
  <manifest:file-entry manifest:media-type="image/png" manifest:full-path="Pictures/100000000000032A0000009D7F1A7A9B.png"/>
  <manifest:file-entry manifest:media-type="image/png" manifest:full-path="Pictures/1000000000000306000000C994776726.png"/>
  <manifest:file-entry manifest:media-type="image/png" manifest:full-path="Pictures/100000000000040D00000266983A93A9.png"/>
  <manifest:file-entry manifest:media-type="image/png" manifest:full-path="Pictures/100000000000030D00000093E59B2FBD.png"/>
  <manifest:file-entry manifest:media-type="image/png" manifest:full-path="Pictures/100000000000032B000000873660887F.png"/>
  <manifest:file-entry manifest:media-type="image/png" manifest:full-path="Pictures/10000000000003260000008AD104B276.png"/>
  <manifest:file-entry manifest:media-type="image/png" manifest:full-path="Pictures/100000000000032A000000780A3519A1.png"/>
  <manifest:file-entry manifest:media-type="image/png" manifest:full-path="Pictures/100000000000032C000000940A205A9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949cm" svg:height="12.932cm" svg:x="0.051cm" svg:y="0.068cm">
          <draw:image xlink:href="Pictures/100000000000040D0000026381E0B8C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1.949cm" svg:height="12.953cm" svg:x="0.051cm" svg:y="0.047cm">
          <draw:image xlink:href="Pictures/100000000000040D00000264B30B1BA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1.949cm" svg:height="12.995cm" svg:x="0.051cm" svg:y="0.005cm">
          <draw:image xlink:href="Pictures/100000000000040D00000266983A93A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885cm" svg:height="12.953cm" svg:x="0cm" svg:y="0.047cm">
          <draw:image xlink:href="Pictures/100000000000040A000002645F978455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1.928cm" svg:height="12.995cm" svg:x="-0.028cm" svg:y="-0.1cm">
          <draw:image xlink:href="Pictures/100000000000040C00000266DF1AAA3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4.19cm" svg:height="1.925cm" svg:x="0.01cm" svg:y="0.075cm">
          <draw:image xlink:href="Pictures/10000000000000C60000005B6C6E688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6.382cm" svg:height="4.254cm" svg:x="0.018cm" svg:y="0.046cm">
          <draw:image xlink:href="Pictures/1000000000000306000000C994776726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7.144cm" svg:height="3.322cm" svg:x="0cm" svg:y="0cm">
          <draw:image xlink:href="Pictures/100000000000032A0000009D7F1A7A9B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7.186cm" svg:height="3.132cm" svg:x="-0.016cm" svg:y="0.182cm">
          <draw:image xlink:href="Pictures/100000000000032C000000940A205A97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7.102cm" svg:height="2.984cm" svg:x="-0.016cm" svg:y="0.249cm">
          <draw:image xlink:href="Pictures/10000000000003280000008D93A6DE1C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7.229cm" svg:height="2.73cm" svg:x="-0.029cm" svg:y="0.07cm">
          <draw:image xlink:href="Pictures/100000000000032E0000008128E493D8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7.144cm" svg:height="2.539cm" svg:x="0.233cm" svg:y="0.466cm">
          <draw:image xlink:href="Pictures/100000000000032A000000780A3519A1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7.059cm" svg:height="2.92cm" svg:x="0.275cm" svg:y="0.276cm">
          <draw:image xlink:href="Pictures/10000000000003260000008AD104B27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17.165cm" svg:height="2.857cm" svg:x="0.222cm" svg:y="0.307cm">
          <draw:image xlink:href="Pictures/100000000000032B000000873660887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17.292cm" svg:height="3.026cm" svg:x="0.159cm" svg:y="0.223cm">
          <draw:image xlink:href="Pictures/10000000000003310000008F555D29E9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16.53cm" svg:height="3.111cm" svg:x="0.54cm" svg:y="0.18cm">
          <draw:image xlink:href="Pictures/100000000000030D00000093E59B2FBD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6.192cm" svg:height="2.984cm" svg:x="0.709cm" svg:y="0.244cm">
          <draw:image xlink:href="Pictures/10000000000002FD0000008D5AD516DC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16.192cm" svg:height="3.132cm" svg:x="0.709cm" svg:y="0.17cm">
          <draw:image xlink:href="Pictures/10000000000002FD000000944526C231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21.208cm" svg:height="8.085cm" svg:x="0cm" svg:y="0.015cm">
          <draw:image xlink:href="Pictures/10000000000003EA0000017ED6FC796E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21.145cm" svg:height="10.773cm" svg:x="0.055cm" svg:y="0.027cm">
          <draw:image xlink:href="Pictures/10000000000003E7000001FDB48289AC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21.064cm" svg:height="9.499cm" svg:x="0.136cm" svg:y="0.001cm">
          <draw:image xlink:href="Pictures/10000000000003E8000001C364103D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09:30:08.28</meta:creation-date>
    <dc:date>2016-05-26T13:28:18.87</dc:date>
    <meta:editing-duration>PT3H58M9S</meta:editing-duration>
    <meta:editing-cycles>3</meta:editing-cycles>
    <meta:generator>OpenOffice/4.1.2$Win32 OpenOffice.org_project/412m3$Build-9782</meta:generator>
    <meta:document-statistic meta:object-count="21"/>
  </office:meta>
</office:document-meta>
</file>